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Golfista arriba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0.370019" calcext:value-type="float">
            <text:p>0.370019</text:p>
          </table:table-cell>
          <table:table-cell office:value-type="float" office:value="0.375932" calcext:value-type="float">
            <text:p>0.375932</text:p>
          </table:table-cell>
          <table:table-cell office:value-type="float" office:value="0.394165" calcext:value-type="float">
            <text:p>0.394165</text:p>
          </table:table-cell>
          <table:table-cell table:number-columns-repeated="2"/>
          <table:table-cell table:formula="of:=VAR([.B2:.D2])" office:value-type="float" office:value="0.000158405862333333" calcext:value-type="float">
            <text:p>0.0001584059</text:p>
          </table:table-cell>
          <table:table-cell table:formula="of:=AVERAGE([.B2:.D2])" office:value-type="float" office:value="0.380038666666667" calcext:value-type="float">
            <text:p>0.380038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046829" calcext:value-type="float">
            <text:p>0.046829</text:p>
          </table:table-cell>
          <table:table-cell office:value-type="float" office:value="0.064711" calcext:value-type="float">
            <text:p>0.064711</text:p>
          </table:table-cell>
          <table:table-cell office:value-type="float" office:value="0.10034" calcext:value-type="float">
            <text:p>0.10034</text:p>
          </table:table-cell>
          <table:table-cell table:number-columns-repeated="2"/>
          <table:table-cell table:formula="of:=VAR([.B3:.D3])" office:value-type="float" office:value="0.000742103114333333" calcext:value-type="float">
            <text:p>0.0007421031</text:p>
          </table:table-cell>
          <table:table-cell table:formula="of:=AVERAGE([.B3:.D3])" office:value-type="float" office:value="0.0706266666666667" calcext:value-type="float">
            <text:p>0.070626666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ndera con asta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0.288655" calcext:value-type="float">
            <text:p>0.288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019147" calcext:value-type="float">
            <text:p>0.01914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elota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0.164023" calcext:value-type="float">
            <text:p>0.164023</text:p>
          </table:table-cell>
          <table:table-cell office:value-type="float" office:value="0.164777" calcext:value-type="float">
            <text:p>0.164777</text:p>
          </table:table-cell>
          <table:table-cell office:value-type="float" office:value="0.16517" calcext:value-type="float">
            <text:p>0.16517</text:p>
          </table:table-cell>
          <table:table-cell table:number-columns-repeated="2"/>
          <table:table-cell table:formula="of:=VAR([.B12:.D12])" office:value-type="float" office:value="0.000000339762333333321" calcext:value-type="float">
            <text:p>3.39762333333321E-07</text:p>
          </table:table-cell>
          <table:table-cell table:formula="of:=AVERAGE([.B12:.D12])" office:value-type="float" office:value="0.164656666666667" calcext:value-type="float">
            <text:p>0.1646566667</text:p>
          </table:table-cell>
          <table:table-cell/>
          <table:table-cell office:value-type="string" calcext:value-type="string">
            <text:p>Abajo</text:p>
          </table:table-cell>
          <table:table-cell office:value-type="float" office:value="0.656609" calcext:value-type="float">
            <text:p>0.656609</text:p>
          </table:table-cell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VAR([.B13:.D13])" office:value-type="float" office:value="0.00000000511233333333333" calcext:value-type="float">
            <text:p>5.11233333333333E-09</text:p>
          </table:table-cell>
          <table:table-cell table:formula="of:=AVERAGE([.B13:.D13])" office:value-type="float" office:value="0.0000996666666666666" calcext:value-type="float">
            <text:p>9.96666666666666E-0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riba</text:p>
          </table:table-cell>
          <table:table-cell office:value-type="float" office:value="-0.632667" calcext:value-type="float">
            <text:p>-0.632667</text:p>
          </table:table-cell>
        </table:table-row>
        <table:table-row table:style-name="ro1">
          <table:table-cell table:style-name="ce1" office:value-type="string" calcext:value-type="string">
            <text:p>Golfista baj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0.309256" calcext:value-type="float">
            <text:p>0.309256</text:p>
          </table:table-cell>
          <table:table-cell office:value-type="float" office:value="0.430002" calcext:value-type="float">
            <text:p>0.430002</text:p>
          </table:table-cell>
          <table:table-cell office:value-type="float" office:value="0.376271" calcext:value-type="float">
            <text:p>0.376271</text:p>
          </table:table-cell>
          <table:table-cell table:number-columns-repeated="2"/>
          <table:table-cell table:formula="of:=VAR([.B17:.D17])" office:value-type="float" office:value="0.003659604517" calcext:value-type="float">
            <text:p>0.0036596045</text:p>
          </table:table-cell>
          <table:table-cell table:formula="of:=AVERAGE([.B17:.D17])" office:value-type="float" office:value="0.371843" calcext:value-type="float">
            <text:p>0.371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047315" calcext:value-type="float">
            <text:p>0.047315</text:p>
          </table:table-cell>
          <table:table-cell office:value-type="float" office:value="0.128076" calcext:value-type="float">
            <text:p>0.128076</text:p>
          </table:table-cell>
          <table:table-cell office:value-type="float" office:value="0.090783" calcext:value-type="float">
            <text:p>0.090783</text:p>
          </table:table-cell>
          <table:table-cell table:number-columns-repeated="2"/>
          <table:table-cell table:formula="of:=VAR([.B18:.D18])" office:value-type="float" office:value="0.00163376233233333" calcext:value-type="float">
            <text:p>0.0016337623</text:p>
          </table:table-cell>
          <table:table-cell table:formula="of:=AVERAGE([.B18:.D18])" office:value-type="float" office:value="0.0887246666666667" calcext:value-type="float">
            <text:p>0.088724666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ini pal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0.570785" calcext:value-type="float">
            <text:p>0.570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26374" calcext:value-type="float">
            <text:p>0.26374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Palo anch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0.202953" calcext:value-type="float">
            <text:p>0.202953</text:p>
          </table:table-cell>
          <table:table-cell office:value-type="float" office:value="0.203714" calcext:value-type="float">
            <text:p>0.203714</text:p>
          </table:table-cell>
          <table:table-cell office:value-type="float" office:value="0.195351" calcext:value-type="float">
            <text:p>0.195351</text:p>
          </table:table-cell>
          <table:table-cell table:number-columns-repeated="2"/>
          <table:table-cell table:formula="of:=VAR([.B27:.D27])" office:value-type="float" office:value="0.0000213848823333333" calcext:value-type="float">
            <text:p>2.13848823333333E-05</text:p>
          </table:table-cell>
          <table:table-cell table:formula="of:=AVERAGE([.B27:.D27])" office:value-type="float" office:value="0.200672666666667" calcext:value-type="float">
            <text:p>0.200672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003642" calcext:value-type="float">
            <text:p>0.0036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009196" calcext:value-type="float">
            <text:p>0.009196</text:p>
          </table:table-cell>
          <table:table-cell table:number-columns-repeated="2"/>
          <table:table-cell table:formula="of:=VAR([.B28:.D28])" office:value-type="float" office:value="0.000008696716" calcext:value-type="float">
            <text:p>8.696716E-06</text:p>
          </table:table-cell>
          <table:table-cell table:formula="of:=AVERAGE([.B28:.D28])" office:value-type="float" office:value="0.005846" calcext:value-type="float">
            <text:p>0.005846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Baston basic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Prueba 4</text:p>
          </table:table-cell>
          <table:table-cell office:value-type="string" calcext:value-type="string">
            <text:p>Prueba 5</text:p>
          </table:table-cell>
          <table:table-cell office:value-type="string" calcext:value-type="string">
            <text:p>Varianza</text:p>
          </table:table-cell>
          <table:table-cell office:value-type="string" calcext:value-type="string">
            <text:p>Prome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1</text:p>
          </table:table-cell>
          <table:table-cell office:value-type="float" office:value="1.040826" calcext:value-type="float">
            <text:p>1.040826</text:p>
          </table:table-cell>
          <table:table-cell office:value-type="float" office:value="1.351016" calcext:value-type="float">
            <text:p>1.351016</text:p>
          </table:table-cell>
          <table:table-cell office:value-type="float" office:value="1.706594" calcext:value-type="float">
            <text:p>1.706594</text:p>
          </table:table-cell>
          <table:table-cell table:number-columns-repeated="2"/>
          <table:table-cell table:formula="of:=VAR([.B32:.D32])" office:value-type="float" office:value="0.110983430001333" calcext:value-type="float">
            <text:p>0.11098343</text:p>
          </table:table-cell>
          <table:table-cell table:formula="of:=AVERAGE([.B32:.D32])" office:value-type="float" office:value="1.36614533333333" calcext:value-type="float">
            <text:p>1.366145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 2</text:p>
          </table:table-cell>
          <table:table-cell office:value-type="float" office:value="0.984205" calcext:value-type="float">
            <text:p>0.984205</text:p>
          </table:table-cell>
          <table:table-cell office:value-type="float" office:value="1.69277" calcext:value-type="float">
            <text:p>1.69277</text:p>
          </table:table-cell>
          <table:table-cell office:value-type="float" office:value="2.731419" calcext:value-type="float">
            <text:p>2.731419</text:p>
          </table:table-cell>
          <table:table-cell table:number-columns-repeated="2"/>
          <table:table-cell table:formula="of:=VAR([.B33:.D33])" office:value-type="float" office:value="0.772268811037" calcext:value-type="float">
            <text:p>0.772268811</text:p>
          </table:table-cell>
          <table:table-cell table:formula="of:=AVERAGE([.B33:.D33])" office:value-type="float" office:value="1.802798" calcext:value-type="float">
            <text:p>1.80279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7:36:55.192445623</meta:creation-date>
    <dc:date>2018-04-11T21:33:49.197468653</dc:date>
    <meta:editing-duration>PT7M56S</meta:editing-duration>
    <meta:editing-cycles>3</meta:editing-cycles>
    <meta:generator>LibreOffice/5.1.6.2$Linux_X86_64 LibreOffice_project/10m0$Build-2</meta:generator>
    <meta:document-statistic meta:table-count="1" meta:cell-count="128" meta:object-count="0"/>
  </office:meta>
</office:document-meta>
</file>